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3.9in"/>
    </style:style>
    <style:style style:name="co3" style:family="table-column">
      <style:table-column-properties fo:break-before="auto" style:column-width="4.916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678in"/>
    </style:style>
    <style:style style:name="co6" style:family="table-column">
      <style:table-column-properties fo:break-before="auto" style:column-width="0.8756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0.9957in"/>
    </style:style>
    <style:style style:name="co11" style:family="table-column">
      <style:table-column-properties fo:break-before="auto" style:column-width="0.7992in"/>
    </style:style>
    <style:style style:name="co12" style:family="table-column">
      <style:table-column-properties fo:break-before="auto" style:column-width="0.7091in"/>
    </style:style>
    <style:style style:name="co14" style:family="table-column">
      <style:table-column-properties fo:break-before="auto" style:column-width="0.9181in"/>
    </style:style>
    <style:style style:name="co15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6874in"/>
    </style:style>
    <style:style style:name="co17" style:family="table-column">
      <style:table-column-properties fo:break-before="auto" style:column-width="1.6291in"/>
    </style:style>
    <style:style style:name="co18" style:family="table-column">
      <style:table-column-properties fo:break-before="auto" style:column-width="1.14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N">
      <style:table-properties table:display="true" style:writing-mode="lr-tb"/>
    </style:style>
    <style:style style:name="ta3" style:family="table" style:master-page-name="PageStyle_5f_KM">
      <style:table-properties table:display="true" style:writing-mode="lr-tb"/>
    </style:style>
    <style:style style:name="ta5" style:family="table" style:master-page-name="PageStyle_5f_kcat">
      <style:table-properties table:display="true" style:writing-mode="lr-tb"/>
    </style:style>
    <style:style style:name="ta6" style:family="table" style:master-page-name="PageStyle_5f_condition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fo:font-size="11pt" style:font-size-asian="11pt" style:font-size-complex="11pt"/>
    </style:style>
    <style:style style:name="ce2" style:family="table-cell" style:parent-style-name="Excel_20_Built-in_20_Normal">
      <style:text-properties style:font-name="Calibri" fo:font-size="11pt" style:font-size-asian="11pt" style:font-size-complex="11pt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Description:</text:p>
          </table:table-cell>
          <table:table-cell table:style-name="ce1" office:value-type="string">
            <text:p>Bacterial model with 12 reactions</text:p>
          </table:table-cell>
          <table:table-cell table:style-name="ce1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KA</text:p>
          </table:table-cell>
          <table:table-cell table:style-name="ce1" office:value-type="string">
            <text:p>Activation constant matrix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style-name="ce2" table:number-columns-repeated="3"/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2" table:print="false">
        <office:forms form:automatic-focus="false" form:apply-design-mode="false"/>
        <table:table-column table:style-name="co5" table:default-cell-style-name="ce6"/>
        <table:table-column table:style-name="co6" table:default-cell-style-name="ce7"/>
        <table:table-column table:style-name="co7" table:number-columns-repeated="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0" table:default-cell-style-name="ce6"/>
        <table:table-column table:style-name="co11" table:default-cell-style-name="ce6"/>
        <table:table-column table:style-name="co4" table:number-columns-repeated="1008" table:default-cell-style-name="Excel_20_Built-in_20_Normal"/>
        <table:table-column table:style-name="co12" table:number-columns-repeated="2" table:default-cell-style-name="Excel_20_Built-in_20_Normal"/>
        <table:table-row table:style-name="ro1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x_C</text:p>
          </table:table-cell>
          <table:table-cell table:style-name="ce3" office:value-type="float" office:value="-1">
            <text:p>-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x_P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x_N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x_Ac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0.3">
            <text:p>-0.3</text:p>
          </table:table-cell>
          <table:table-cell table:style-name="ce3" office:value-type="float" office:value="-0.4">
            <text:p>-0.4</text:p>
          </table:table-cell>
          <table:table-cell table:number-columns-repeated="2" table:style-name="ce3" office:value-type="float" office:value="-0.5">
            <text:p>-0.5</text:p>
          </table:table-cell>
          <table:table-cell table:style-name="ce8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-0.1">
            <text:p>-0.1</text:p>
          </table:table-cell>
          <table:table-cell table:number-columns-repeated="2" table:style-name="ce3" office:value-type="float" office:value="-0.2">
            <text:p>-0.2</text:p>
          </table:table-cell>
          <table:table-cell table:style-name="ce8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0.1">
            <text:p>-0.1</text:p>
          </table:table-cell>
          <table:table-cell table:number-columns-repeated="2" table:style-name="ce3" office:value-type="float" office:value="-0.2">
            <text:p>-0.2</text:p>
          </table:table-cell>
          <table:table-cell table:style-name="ce8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ce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">
            <text:p>0.2</text:p>
          </table:table-cell>
          <table:table-cell table:number-columns-repeated="7"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ADP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0.5">
            <text:p>-0.5</text:p>
          </table:table-cell>
          <table:table-cell table:style-name="ce3" office:value-type="float" office:value="-0.4">
            <text:p>-0.4</text:p>
          </table:table-cell>
          <table:table-cell table:number-columns-repeated="2" table:style-name="ce3" office:value-type="float" office:value="0.1">
            <text:p>0.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style-name="ce8" office:value-type="float" office:value="0.1">
            <text:p>0.1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ATP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">
            <text:p>0.8</text:p>
          </table:table-cell>
          <table:table-cell table:number-columns-repeated="2" table:style-name="ce3" office:value-type="float" office:value="-0.1">
            <text:p>-0.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0.1">
            <text:p>-0.1</text:p>
          </table:table-cell>
          <table:table-cell table:style-name="ce8" office:value-type="float" office:value="-0.1">
            <text:p>-0.1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A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0.9">
            <text:p>0.9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-0.2">
            <text:p>-0.2</text:p>
          </table:table-cell>
          <table:table-cell table:style-name="ce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Nuc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NA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tRNA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7">
            <text:p>-0.7</text:p>
          </table:table-cell>
          <table:table-cell table:style-name="ce5" office:value-type="float" office:value="0.1">
            <text:p>0.1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RNA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TC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-0.9">
            <text:p>-0.9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">
            <text:p>0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14"/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4" table:number-columns-repeated="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7"/>
        <table:table-column table:style-name="co10" table:default-cell-style-name="Excel_20_Built-in_20_Normal"/>
        <table:table-column table:style-name="co4" table:number-columns-repeated="1003" table:default-cell-style-name="Excel_20_Built-in_20_Normal"/>
        <table:table-column table:style-name="co12" table:number-columns-repeated="7" table:default-cell-style-name="Excel_20_Built-in_20_Normal"/>
        <table:table-column table:style-name="co12" table:default-cell-style-name="Default"/>
        <table:table-row table:style-name="ro1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x_C</text:p>
          </table:table-cell>
          <table:table-cell table:style-name="ce3" office:value-type="float" office:value="1">
            <text:p>1</text:p>
          </table:table-cell>
          <table:table-cell table:number-columns-repeated="12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x_P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x_N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x_Ace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C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N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ce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"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ADP</text:p>
          </table:table-cell>
          <table:table-cell table:number-columns-repeated="4" table:style-name="ce3" office:value-type="float" office:value="0">
            <text:p>0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7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ATP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AA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Nuc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DNA</text:p>
          </table:table-cell>
          <table:table-cell table:number-columns-repeated="13"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tRNA</text:p>
          </table:table-cell>
          <table:table-cell table:number-columns-repeated="11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mRNA</text:p>
          </table:table-cell>
          <table:table-cell table:number-columns-repeated="13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TC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</text:p>
          </table:table-cell>
          <table:table-cell table:number-columns-repeated="10"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" table:style-name="ta4" table:print="false">
        <office:forms form:automatic-focus="false" form:apply-design-mode="false"/>
        <table:table-column table:style-name="co13" table:number-columns-repeated="11" table:default-cell-style-name="Default"/>
        <table:table-column table:style-name="co10" table:default-cell-style-name="ce7"/>
        <table:table-column table:style-name="co10" table:default-cell-style-name="Default"/>
        <table:table-column table:style-name="co13" table:default-cell-style-name="Default"/>
        <table:table-row table:style-name="ro4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RNAp</text:p>
          </table:table-cell>
          <table:table-cell table:style-name="ce4" office:value-type="string">
            <text:p>m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</table:table-row>
        <table:table-row table:style-name="ro4">
          <table:table-cell table:style-name="ce3" office:value-type="string">
            <text:p>x_C</text:p>
          </table:table-cell>
          <table:table-cell table:number-columns-repeated="13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x_P</text:p>
          </table:table-cell>
          <table:table-cell table:number-columns-repeated="13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x_N</text:p>
          </table:table-cell>
          <table:table-cell table:number-columns-repeated="13" table:style-name="ce3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x_Ace</text:p>
          </table:table-cell>
          <table:table-cell table:number-columns-repeated="13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C</text:p>
          </table:table-cell>
          <table:table-cell table:number-columns-repeated="10"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P</text:p>
          </table:table-cell>
          <table:table-cell table:number-columns-repeated="10"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N</text:p>
          </table:table-cell>
          <table:table-cell table:number-columns-repeated="10"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Ace</text:p>
          </table:table-cell>
          <table:table-cell table:number-columns-repeated="13" table:style-name="ce4" office:value-type="float" office:value="0">
            <text:p>0</text:p>
          </table:table-cell>
        </table:table-row>
        <table:table-row table:style-name="ro4">
          <table:table-cell table:style-name="ce5" office:value-type="string">
            <text:p>ADP</text:p>
          </table:table-cell>
          <table:table-cell table:number-columns-repeated="13" table:style-name="ce3" office:value-type="float" office:value="0">
            <text:p>0</text:p>
          </table:table-cell>
        </table:table-row>
        <table:table-row table:style-name="ro4">
          <table:table-cell table:style-name="ce5" office:value-type="string">
            <text:p>ATP</text:p>
          </table:table-cell>
          <table:table-cell table:number-columns-repeated="13" table:style-name="ce3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AA</text:p>
          </table:table-cell>
          <table:table-cell table:number-columns-repeated="13" table:style-name="ce4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Nuc</text:p>
          </table:table-cell>
          <table:table-cell table:number-columns-repeated="13" table:style-name="ce4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DNA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3"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4">
          <table:table-cell table:style-name="ce5" office:value-type="string">
            <text:p>tRNA</text:p>
          </table:table-cell>
          <table:table-cell table:number-columns-repeated="13" table:style-name="ce3" office:value-type="float" office:value="0">
            <text:p>0</text:p>
          </table:table-cell>
        </table:table-row>
        <table:table-row table:style-name="ro4">
          <table:table-cell table:style-name="ce5" office:value-type="string">
            <text:p>mRNA</text:p>
          </table:table-cell>
          <table:table-cell table:number-columns-repeated="1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</table:table-row>
        <table:table-row table:style-name="ro4">
          <table:table-cell table:style-name="ce3" office:value-type="string">
            <text:p>TC</text:p>
          </table:table-cell>
          <table:table-cell table:number-columns-repeated="10"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P</text:p>
          </table:table-cell>
          <table:table-cell table:number-columns-repeated="10" table:style-name="ce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4" table:number-rows-repeated="2">
          <table:table-cell table:number-columns-repeated="11"/>
          <table:table-cell table:style-name="Default"/>
          <table:table-cell table:number-columns-repeated="2"/>
        </table:table-row>
        <table:table-row table:style-name="ro1" table:number-rows-repeated="10485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kcat" table:style-name="ta5" table:print="false">
        <office:forms form:automatic-focus="false" form:apply-design-mode="false"/>
        <table:table-column table:style-name="co12" table:default-cell-style-name="ce7"/>
        <table:table-column table:style-name="co14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5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4" table:default-cell-style-name="ce6"/>
        <table:table-column table:style-name="co4" table:number-columns-repeated="1001" table:default-cell-style-name="Excel_20_Built-in_20_Normal"/>
        <table:table-column table:style-name="co12" table:number-columns-repeated="7" table:default-cell-style-name="Excel_20_Built-in_20_Normal"/>
        <table:table-column table:style-name="co15" table:default-cell-style-name="Excel_20_Built-in_20_Normal"/>
        <table:table-column table:style-name="co15" table:default-cell-style-name="Default"/>
        <table:table-row table:style-name="ro1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  <table:table-cell table:number-columns-repeated="1010"/>
        </table:table-row>
        <table:table-row table:style-name="ro2">
          <table:table-cell office:value-type="string">
            <text:p>kcat_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.55">
            <text:p>4.55</text:p>
          </table:table-cell>
          <table:table-cell table:number-columns-repeated="1010"/>
        </table:table-row>
        <table:table-row table:style-name="ro2">
          <table:table-cell office:value-type="string">
            <text:p>kcat_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s" table:style-name="ta6" table:print="false">
        <office:forms form:automatic-focus="false" form:apply-design-mode="false"/>
        <table:table-column table:style-name="co12" table:number-columns-repeated="5" table:default-cell-style-name="ce7"/>
        <table:table-column table:style-name="co15" table:number-columns-repeated="1009" table:default-cell-style-name="Excel_20_Built-in_20_Normal"/>
        <table:table-column table:style-name="co15" table:number-columns-repeated="10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number-columns-repeated="993"/>
        </table:table-row>
        <table:table-row table:style-name="ro1">
          <table:table-cell office:value-type="string">
            <text:p>rho</text:p>
          </table:table-cell>
          <table:table-cell table:number-columns-repeated="4" office:value-type="float" office:value="340">
            <text:p>340</text:p>
          </table:table-cell>
          <table:table-cell table:number-columns-repeated="26" table:style-name="ce7" office:value-type="float" office:value="340">
            <text:p>340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x_C</text:p>
          </table:table-cell>
          <table:table-cell office:value-type="float" office:value="5">
            <text:p>5</text:p>
          </table:table-cell>
          <table:table-cell table:formula="of:=[.B3]/1.2" office:value-type="float" office:value="4.16666666666667">
            <text:p>4.1666666667</text:p>
          </table:table-cell>
          <table:table-cell table:formula="of:=[.C3]/1.2" office:value-type="float" office:value="3.47222222222222">
            <text:p>3.4722222222</text:p>
          </table:table-cell>
          <table:table-cell table:formula="of:=[.D3]/1.2" office:value-type="float" office:value="2.89351851851852">
            <text:p>2.8935185185</text:p>
          </table:table-cell>
          <table:table-cell table:style-name="ce7" table:formula="of:=[.E3]/1.2" office:value-type="float" office:value="2.41126543209877">
            <text:p>2.4112654321</text:p>
          </table:table-cell>
          <table:table-cell table:style-name="ce7" table:formula="of:=[.F3]/1.2" office:value-type="float" office:value="2.00938786008231">
            <text:p>2.0093878601</text:p>
          </table:table-cell>
          <table:table-cell table:style-name="ce7" table:formula="of:=[.G3]/1.2" office:value-type="float" office:value="1.67448988340192">
            <text:p>1.6744898834</text:p>
          </table:table-cell>
          <table:table-cell table:style-name="ce7" table:formula="of:=[.H3]/1.2" office:value-type="float" office:value="1.39540823616827">
            <text:p>1.3954082362</text:p>
          </table:table-cell>
          <table:table-cell table:style-name="ce7" table:formula="of:=[.I3]/1.2" office:value-type="float" office:value="1.16284019680689">
            <text:p>1.1628401968</text:p>
          </table:table-cell>
          <table:table-cell table:style-name="ce7" table:formula="of:=[.J3]/1.2" office:value-type="float" office:value="0.969033497339075">
            <text:p>0.9690334973</text:p>
          </table:table-cell>
          <table:table-cell table:style-name="ce7" table:formula="of:=[.K3]/1.2" office:value-type="float" office:value="0.807527914449229">
            <text:p>0.8075279144</text:p>
          </table:table-cell>
          <table:table-cell table:style-name="ce7" table:formula="of:=[.L3]/1.2" office:value-type="float" office:value="0.672939928707691">
            <text:p>0.6729399287</text:p>
          </table:table-cell>
          <table:table-cell table:style-name="ce7" table:formula="of:=[.M3]/1.2" office:value-type="float" office:value="0.560783273923076">
            <text:p>0.5607832739</text:p>
          </table:table-cell>
          <table:table-cell table:style-name="ce7" table:formula="of:=[.N3]/1.2" office:value-type="float" office:value="0.467319394935897">
            <text:p>0.4673193949</text:p>
          </table:table-cell>
          <table:table-cell table:style-name="ce7" table:formula="of:=[.O3]/1.2" office:value-type="float" office:value="0.389432829113247">
            <text:p>0.3894328291</text:p>
          </table:table-cell>
          <table:table-cell table:style-name="ce7" table:formula="of:=[.P3]/1.2" office:value-type="float" office:value="0.324527357594373">
            <text:p>0.3245273576</text:p>
          </table:table-cell>
          <table:table-cell table:style-name="ce7" table:formula="of:=[.Q3]/1.2" office:value-type="float" office:value="0.270439464661977">
            <text:p>0.2704394647</text:p>
          </table:table-cell>
          <table:table-cell table:style-name="ce7" table:formula="of:=[.R3]/1.2" office:value-type="float" office:value="0.225366220551648">
            <text:p>0.2253662206</text:p>
          </table:table-cell>
          <table:table-cell table:style-name="ce7" table:formula="of:=[.S3]/1.2" office:value-type="float" office:value="0.18780518379304">
            <text:p>0.1878051838</text:p>
          </table:table-cell>
          <table:table-cell table:style-name="ce7" table:formula="of:=[.T3]/1.2" office:value-type="float" office:value="0.156504319827533">
            <text:p>0.1565043198</text:p>
          </table:table-cell>
          <table:table-cell table:style-name="ce7" table:formula="of:=[.U3]/1.2" office:value-type="float" office:value="0.130420266522944">
            <text:p>0.1304202665</text:p>
          </table:table-cell>
          <table:table-cell table:style-name="ce7" table:formula="of:=[.V3]/1.2" office:value-type="float" office:value="0.108683555435787">
            <text:p>0.1086835554</text:p>
          </table:table-cell>
          <table:table-cell table:style-name="ce7" table:formula="of:=[.W3]/1.2" office:value-type="float" office:value="0.0905696295298224">
            <text:p>0.0905696295</text:p>
          </table:table-cell>
          <table:table-cell table:style-name="ce7" table:formula="of:=[.X3]/1.2" office:value-type="float" office:value="0.075474691274852">
            <text:p>0.0754746913</text:p>
          </table:table-cell>
          <table:table-cell table:style-name="ce7" table:formula="of:=[.Y3]/1.2" office:value-type="float" office:value="0.0628955760623767">
            <text:p>0.0628955761</text:p>
          </table:table-cell>
          <table:table-cell table:style-name="ce7" table:formula="of:=[.Z3]/1.2" office:value-type="float" office:value="0.0524129800519806">
            <text:p>0.0524129801</text:p>
          </table:table-cell>
          <table:table-cell table:style-name="ce7" table:formula="of:=[.AA3]/1.2" office:value-type="float" office:value="0.0436774833766505">
            <text:p>0.0436774834</text:p>
          </table:table-cell>
          <table:table-cell table:style-name="ce7" table:formula="of:=[.AB3]/1.2" office:value-type="float" office:value="0.0363979028138754">
            <text:p>0.0363979028</text:p>
          </table:table-cell>
          <table:table-cell table:style-name="ce7" table:formula="of:=[.AC3]/1.2" office:value-type="float" office:value="0.0303315856782295">
            <text:p>0.0303315857</text:p>
          </table:table-cell>
          <table:table-cell table:style-name="ce7" table:formula="of:=[.AD3]/1.2" office:value-type="float" office:value="0.0252763213985246">
            <text:p>0.0252763214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x_P</text:p>
          </table:table-cell>
          <table:table-cell table:number-columns-repeated="4" office:value-type="float" office:value="1">
            <text:p>1</text:p>
          </table:table-cell>
          <table:table-cell table:number-columns-repeated="26" table:style-name="ce7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>
            <text:p>x_N</text:p>
          </table:table-cell>
          <table:table-cell table:number-columns-repeated="4" office:value-type="float" office:value="1">
            <text:p>1</text:p>
          </table:table-cell>
          <table:table-cell table:number-columns-repeated="26" table:style-name="ce7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4" office:value-type="string">
            <text:p>x_Ace</text:p>
          </table:table-cell>
          <table:table-cell table:number-columns-repeated="4" office:value-type="float" office:value="1">
            <text:p>1</text:p>
          </table:table-cell>
          <table:table-cell table:number-columns-repeated="26" table:style-name="ce7" office:value-type="float" office:value="1">
            <text:p>1</text:p>
          </table:table-cell>
          <table:table-cell table:number-columns-repeated="99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" table:style-name="ta4" table:print="false">
        <office:forms form:automatic-focus="false" form:apply-design-mode="false"/>
        <table:table-column table:style-name="co13" table:default-cell-style-name="ce8"/>
        <table:table-column table:style-name="co16" table:default-cell-style-name="ce8"/>
        <table:table-row table:style-name="ro4">
          <table:table-cell table:style-name="Default"/>
          <table:table-cell office:value-type="string">
            <text:p>functions</text:p>
          </table:table-cell>
        </table:table-row>
        <table:table-row table:style-name="ro3">
          <table:table-cell office:value-type="string">
            <text:p>x(t)</text:p>
          </table:table-cell>
          <table:table-cell office:value-type="string">
            <text:p>xt &lt;-function(t) c(cos(2*t) + 4,1,1,1)</text:p>
          </table:table-cell>
        </table:table-row>
        <table:table-row table:style-name="ro3">
          <table:table-cell office:value-type="string">
            <text:p>dx/dt</text:p>
          </table:table-cell>
          <table:table-cell office:value-type="string">
            <text:p>dxdt &lt;- function(t) c(-2*sin(t),0,0,0)</text:p>
          </table:table-cell>
        </table:table-row>
      </table:table>
      <table:table table:name="q" table:style-name="ta4" table:print="false">
        <office:forms form:automatic-focus="false" form:apply-design-mode="false"/>
        <table:table-column table:style-name="co13" table:number-columns-repeated="5" table:default-cell-style-name="ce8"/>
        <table:table-column table:style-name="co17" table:default-cell-style-name="ce8"/>
        <table:table-column table:style-name="co13" table:number-columns-repeated="8" table:default-cell-style-name="ce8"/>
        <table:table-row table:style-name="ro3">
          <table:table-cell table:style-name="ce3"/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</table:table-row>
        <table:table-row table:style-name="ro4">
          <table:table-cell table:style-name="ce9" office:value-type="string">
            <text:p>q0</text:p>
          </table:table-cell>
          <table:table-cell office:value-type="float" office:value="0.593900955261306">
            <text:p>0.5939009553</text:p>
          </table:table-cell>
          <table:table-cell office:value-type="float" office:value="0.239083545749079">
            <text:p>0.2390835457</text:p>
          </table:table-cell>
          <table:table-cell office:value-type="float" office:value="0.232578835763175">
            <text:p>0.2325788358</text:p>
          </table:table-cell>
          <table:table-cell office:value-type="float" office:value="0.0655633303404984">
            <text:p>0.0655633303</text:p>
          </table:table-cell>
          <table:table-cell office:value-type="float" office:value="0">
            <text:p>0</text:p>
          </table:table-cell>
          <table:table-cell office:value-type="float" office:value="0.349635932508316">
            <text:p>0.3496359325</text:p>
          </table:table-cell>
          <table:table-cell office:value-type="float" office:value="0.533905184053413">
            <text:p>0.5339051841</text:p>
          </table:table-cell>
          <table:table-cell office:value-type="float" office:value="0.204715672085129">
            <text:p>0.2047156721</text:p>
          </table:table-cell>
          <table:table-cell office:value-type="float" office:value="0.0317902956834386">
            <text:p>0.0317902957</text:p>
          </table:table-cell>
          <table:table-cell office:value-type="float" office:value="0.424359574871142">
            <text:p>0.4243595749</text:p>
          </table:table-cell>
          <table:table-cell office:value-type="float" office:value="0.5">
            <text:p>0.5</text:p>
          </table:table-cell>
          <table:table-cell office:value-type="float" office:value="0.632057012080329">
            <text:p>0.6320570121</text:p>
          </table:table-cell>
          <table:table-cell office:value-type="float" office:value="0.55510911406985">
            <text:p>0.5551091141</text:p>
          </table:table-cell>
        </table:table-row>
        <table:table-row table:style-name="ro4">
          <table:table-cell office:value-type="string">
            <text:p>dq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4">
          <table:table-cell table:number-columns-repeated="5"/>
          <table:table-cell table:style-name="Default" table:number-columns-repeated="9"/>
        </table:table-row>
      </table:table>
      <table:table table:name="phi" table:style-name="ta4" table:print="false">
        <office:forms form:automatic-focus="false" form:apply-design-mode="false"/>
        <table:table-column table:style-name="co13" table:number-columns-repeated="10" table:default-cell-style-name="ce8"/>
        <table:table-column table:style-name="co18" table:default-cell-style-name="ce8"/>
        <table:table-column table:style-name="co13" table:number-columns-repeated="2" table:default-cell-style-name="ce8"/>
        <table:table-column table:style-name="co13" table:default-cell-style-name="Default"/>
        <table:table-row table:style-name="ro3">
          <table:table-cell table:style-name="ce3" office:value-type="string">
            <text:p>mu</text:p>
          </table:table-cell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3" office:value-type="string">
            <text:p>tRNAc</text:p>
          </table:table-cell>
          <table:table-cell table:style-name="ce3" office:value-type="string">
            <text:p>r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formula="of:=1-SUM([.C2:.N2])" office:value-type="float" office:value="0.0249999999999999">
            <text:p>0.02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table:style-name="ce10" office:value-type="float" office:value="0.01">
            <text:p>0.01</text:p>
          </table:table-cell>
          <table:table-cell table:style-name="ce10" office:value-type="float" office:value="0.03">
            <text:p>0.03</text:p>
          </table:table-cell>
          <table:table-cell table:style-name="ce10" office:value-type="float" office:value="0.01">
            <text:p>0.01</text:p>
          </table:table-cell>
          <table:table-cell office:value-type="float" office:value="0.15">
            <text:p>0.15</text:p>
          </table:table-cell>
          <table:table-cell table:style-name="ce8" office:value-type="float" office:value="0.25">
            <text:p>0.25</text:p>
          </table:table-cell>
        </table:table-row>
        <table:table-row table:style-name="ro4" table:number-rows-repeated="3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min_phi" table:style-name="ta4" table:print="false">
        <office:forms form:automatic-focus="false" form:apply-design-mode="false"/>
        <table:table-column table:style-name="co13" table:number-columns-repeated="13" table:default-cell-style-name="ce8"/>
        <table:table-row table:style-name="ro3">
          <table:table-cell table:style-name="ce3" office:value-type="string">
            <text:p>tC</text:p>
          </table:table-cell>
          <table:table-cell table:style-name="ce4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tAce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Fer</text:p>
          </table:table-cell>
          <table:table-cell table:style-name="ce3" office:value-type="string">
            <text:p>NTS</text:p>
          </table:table-cell>
          <table:table-cell table:style-name="ce3" office:value-type="string">
            <text:p>AAS</text:p>
          </table:table-cell>
          <table:table-cell table:style-name="ce3" office:value-type="string">
            <text:p>DNAp</text:p>
          </table:table-cell>
          <table:table-cell table:style-name="ce4" office:value-type="string">
            <text:p>tRNAp</text:p>
          </table:table-cell>
          <table:table-cell table:style-name="ce4" office:value-type="string">
            <text:p>mRNAp</text:p>
          </table:table-cell>
          <table:table-cell table:style-name="ce3" office:value-type="string">
            <text:p>tRNAc</text:p>
          </table:table-cell>
          <table:table-cell office:value-type="string">
            <text:p>r</text:p>
          </table:table-cell>
        </table:table-row>
        <table:table-row table:style-name="ro4">
          <table:table-cell table:number-columns-repeated="13" office:value-type="float" office:value="0">
            <text:p>0</text:p>
          </table:table-cell>
        </table:table-row>
        <table:table-row table:style-name="ro4" table:number-rows-repeated="1048573">
          <table:table-cell table:number-columns-repeated="13"/>
        </table:table-row>
        <table:table-row table:style-name="ro4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currency-style style:name="N8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2">10/22/2024</text:date>, <text:time>19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" style:display-name="PageStyle_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M" style:display-name="PageStyle_K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" style:display-name="PageStyle_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A" style:display-name="PageStyle_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cat" style:display-name="PageStyle_kc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0-22T19:20:24.54</dc:date>
    <dc:creator>Hugo Dourado</dc:creator>
    <meta:generator>OpenOffice/4.1.14$Win32 OpenOffice.org_project/4114m1$Build-9811</meta:generator>
    <meta:editing-duration>PT6H12M51S</meta:editing-duration>
    <meta:editing-cycles>88</meta:editing-cycles>
    <meta:document-statistic meta:table-count="10" meta:cell-count="1102" meta:object-count="0"/>
  </office:meta>
</office:document-meta>
</file>